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doni 72 Oldstyle" svg:font-family="'Bodoni 72 Oldstyl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Menlo1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Standard">
      <style:text-properties officeooo:rsid="0012b3fd" officeooo:paragraph-rsid="0012b3fd"/>
    </style:style>
    <style:style style:name="P4" style:family="paragraph" style:parent-style-name="Standard">
      <style:paragraph-properties style:line-height-at-least="0.46cm"/>
      <style:text-properties fo:color="#cccccc" loext:opacity="100%" style:font-name="Menlo1" fo:font-size="8.5pt" fo:font-weight="normal" fo:background-color="#1f1f1f"/>
    </style:style>
    <style:style style:name="P5" style:family="paragraph" style:parent-style-name="Standard">
      <style:paragraph-properties style:line-height-at-least="0.46cm"/>
      <style:text-properties fo:color="#cccccc" loext:opacity="100%" style:font-name="Menlo1" fo:font-size="8.5pt" fo:font-weight="normal" officeooo:paragraph-rsid="001761ee" fo:background-color="#1f1f1f"/>
    </style:style>
    <style:style style:name="P6" style:family="paragraph" style:parent-style-name="Standard">
      <style:text-properties fo:color="#cccccc" loext:opacity="100%" style:font-name="Menlo1" fo:font-size="14pt" fo:font-weight="normal" officeooo:rsid="0012b3fd" officeooo:paragraph-rsid="0012b3fd" fo:background-color="#1f1f1f" style:font-size-asian="14pt" style:font-size-complex="14pt"/>
    </style:style>
    <style:style style:name="P7" style:family="paragraph" style:parent-style-name="Standard">
      <style:text-properties fo:color="#cccccc" loext:opacity="100%" style:font-name="Menlo1" fo:font-size="14pt" fo:font-weight="normal" officeooo:rsid="0012b3fd" officeooo:paragraph-rsid="001761ee" fo:background-color="#1f1f1f" style:font-size-asian="14pt" style:font-size-complex="14pt"/>
    </style:style>
    <style:style style:name="P8" style:family="paragraph" style:parent-style-name="Standard">
      <style:paragraph-properties style:line-height-at-least="0.46cm"/>
      <style:text-properties fo:color="#cccccc" loext:opacity="100%" style:font-name="Menlo1" fo:font-size="14pt" fo:font-weight="normal" fo:background-color="#1f1f1f" style:font-size-asian="14pt" style:font-size-complex="14pt"/>
    </style:style>
    <style:style style:name="P9" style:family="paragraph" style:parent-style-name="Standard">
      <style:paragraph-properties style:line-height-at-least="0.46cm"/>
      <style:text-properties fo:color="#cccccc" loext:opacity="100%" style:font-name="Menlo1" fo:font-size="14pt" fo:font-weight="normal" officeooo:paragraph-rsid="001761ee" fo:background-color="#1f1f1f" style:font-size-asian="14pt" style:font-size-complex="14pt"/>
    </style:style>
    <style:style style:name="P10" style:family="paragraph" style:parent-style-name="Standard">
      <style:text-properties fo:color="#cccccc" loext:opacity="100%" style:font-name="Menlo1" fo:font-size="14pt" fo:font-weight="normal" officeooo:paragraph-rsid="0014c185" fo:background-color="#1f1f1f" style:font-size-asian="14pt" style:font-size-complex="14pt"/>
    </style:style>
    <style:style style:name="P11" style:family="paragraph" style:parent-style-name="Standard">
      <style:text-properties fo:color="#cccccc" loext:opacity="100%" style:font-name="Menlo1" fo:font-size="14pt" fo:font-weight="normal" officeooo:paragraph-rsid="001761ee" fo:background-color="#1f1f1f" style:font-size-asian="14pt" style:font-size-complex="14pt"/>
    </style:style>
    <style:style style:name="P12" style:family="paragraph" style:parent-style-name="Standard">
      <style:text-properties fo:font-size="14pt" officeooo:rsid="0012b3fd" officeooo:paragraph-rsid="0012b3fd" style:font-size-asian="14pt" style:font-size-complex="14pt"/>
    </style:style>
    <style:style style:name="P13" style:family="paragraph" style:parent-style-name="Standard">
      <style:text-properties fo:font-size="14pt" officeooo:rsid="0014c185" officeooo:paragraph-rsid="0014c185" style:font-size-asian="14pt" style:font-size-complex="14pt"/>
    </style:style>
    <style:style style:name="P14" style:family="paragraph" style:parent-style-name="Standard">
      <style:text-properties style:font-name="Menlo" fo:font-size="11pt" officeooo:rsid="0014c185" officeooo:paragraph-rsid="00162696" style:font-size-asian="11pt" style:font-size-complex="11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Menlo" fo:font-size="11pt" fo:letter-spacing="normal" fo:font-style="normal" fo:font-weight="normal" style:font-size-asian="11pt" style:font-size-complex="11pt"/>
    </style:style>
    <style:style style:name="P16" style:family="paragraph" style:parent-style-name="Text_20_body">
      <style:text-properties style:font-name="Menlo" fo:font-size="11pt" officeooo:rsid="0014c185" officeooo:paragraph-rsid="00162696" style:font-size-asian="11pt" style:font-size-complex="11pt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officeooo:rsid="0014c185"/>
    </style:style>
    <style:style style:name="T3" style:family="text">
      <style:text-properties fo:color="#569cd6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officeooo:rsid="0014c185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officeooo:rsid="0014c185"/>
    </style:style>
    <style:style style:name="T11" style:family="text">
      <style:text-properties officeooo:rsid="0014a157"/>
    </style:style>
    <style:style style:name="T12" style:family="text">
      <style:text-properties officeooo:rsid="0014c185"/>
    </style:style>
    <style:style style:name="T13" style:family="text">
      <style:text-properties officeooo:rsid="0014d8bc"/>
    </style:style>
    <style:style style:name="T14" style:family="text">
      <style:text-properties officeooo:rsid="00162696"/>
    </style:style>
    <style:style style:name="T15" style:family="text">
      <style:text-properties fo:font-variant="normal" fo:text-transform="none" fo:color="#000000" loext:opacity="100%" fo:letter-spacing="normal"/>
    </style:style>
    <style:style style:name="T16" style:family="text">
      <style:text-properties fo:font-variant="normal" fo:text-transform="none" fo:color="#000000" loext:opacity="100%" fo:letter-spacing="normal" fo:font-style="normal" fo:font-weight="normal"/>
    </style:style>
    <style:style style:name="T17" style:family="text">
      <style:text-properties fo:font-variant="normal" fo:text-transform="none" fo:color="#cccccc" loext:opacity="100%" style:font-name="Menlo1" fo:font-size="14pt" fo:letter-spacing="normal" fo:font-style="normal" fo:font-weight="normal" fo:background-color="#1f1f1f" loext:char-shading-value="0" style:font-size-asian="14pt" style:font-size-complex="14pt"/>
    </style:style>
    <style:style style:name="T18" style:family="text">
      <style:text-properties fo:font-variant="normal" fo:text-transform="none" fo:color="#cccccc" loext:opacity="100%" style:font-name="Menlo1" fo:font-size="8.5pt" fo:letter-spacing="normal" fo:font-style="normal" fo:font-weight="normal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6">Se trata de una Single Page Application que recarga el contenido de los naipes. Para lograr esto sin usar un framework, primero necesitamos borrar el contenido de cada naipe y luego colocar en cada uno el texto correspondiente, enlazándolo con la URL o función que nos interese.</text:span></text:p>
      <text:p text:style-name="P15">En esta ocasión, voy a hacerlo con la sección de contacto. Como la función para borrar el contenido puede reutilizarse más adelante, la he colocado en el archivo components.js, y el “disparador” que la llama está dentro de contact.js.</text:p>
      <text:p text:style-name="P1"/>
      <text:p text:style-name="P2"><text:span text:style-name="Source_20_Text"><text:span text:style-name="T16">// components.js</text:span></text:span></text:p>
      <text:p text:style-name="P7"><text:span text:style-name="T1">export</text:span> <text:span text:style-name="T3">function</text:span> <text:span text:style-name="T4">clearCardContent</text:span>() {</text:p>
      <text:p text:style-name="P9"><text:span text:style-name="T3">const</text:span> <text:span text:style-name="T5">cards</text:span> <text:span text:style-name="T6">=</text:span> <text:span text:style-name="T7">document</text:span>.<text:span text:style-name="T4">querySelectorAll</text:span>(<text:span text:style-name="T9">'.text-playing-cards'</text:span>);</text:p>
      <text:p text:style-name="P9"><text:span text:style-name="T7">console</text:span>.<text:span text:style-name="T4">log</text:span>(<text:span text:style-name="T9">'cards encontrados:'</text:span>, <text:span text:style-name="T5">cards</text:span>.<text:span text:style-name="T5">length</text:span>);</text:p>
      <text:p text:style-name="P9"><text:span text:style-name="T5">cards</text:span>.<text:span text:style-name="T4">forEach</text:span>(<text:span text:style-name="T7">card</text:span> <text:span text:style-name="T3">=&gt;</text:span> {</text:p>
      <text:p text:style-name="P9"><text:span text:style-name="T7">card</text:span>.<text:span text:style-name="T7">textContent</text:span> <text:span text:style-name="T6">=</text:span> <text:span text:style-name="T9">''</text:span>;</text:p>
      <text:p text:style-name="P9">});</text:p>
      <text:p text:style-name="P9"><text:span text:style-name="Source_20_Text"><text:span text:style-name="T17">}</text:span></text:span></text:p>
      <text:p text:style-name="P15">Exportamos la función clearCardContent() para poder utilizarla en varios archivos sin necesidad de duplicarla. Ya sabes: Don't Repeat Yourself (no te repitas).<text:line-break/>Esta función la usaremos desde el archivo contact.js. Es una función simple que asigna a la constante cards todos los elementos con la clase .text-playing-cards. Así que si más adelante quiero borrar el contenido de otra carta, solo debo asegurarme de que su texto esté asociado a esta clase.</text:p>
      <text:p text:style-name="P15">Luego, hay un console.log que devuelve en consola el número de elementos encontrados (gracias a .length). Aunque normalmente se recomienda eliminar los console.log en producción, he decidido dejarlo para facilitar la depuración si alguien más usa esta función.</text:p>
      <text:p text:style-name="P15">Después, mediante forEach, se ejecuta una función anónima que reemplaza el texto interior de cada carta por un string vacío, dejando el contenido en blanco.</text:p>
      <text:p text:style-name="P15">A esta función la llamamos desde contact.js:</text:p>
      <text:p text:style-name="P2"><text:span text:style-name="Source_20_Text"><text:span text:style-name="T16">// contact.js</text:span></text:span></text:p>
      <text:p text:style-name="P2"><text:span text:style-name="Source_20_Text"><text:span text:style-name="T16">import { clearCardContent } from './../../js/components.js';</text:span></text:span></text:p>
      <text:p text:style-name="P2"/>
      <text:p text:style-name="P11"><text:span text:style-name="T2">import</text:span><text:span text:style-name="T12"> { </text:span><text:span text:style-name="T8">clearCardContent</text:span><text:span text:style-name="T12"> } </text:span><text:span text:style-name="T2">from</text:span><text:span text:style-name="T12"> </text:span><text:span text:style-name="T10">'./../../js/components.js'</text:span><text:span text:style-name="T12">;</text:span></text:p>
      <text:p text:style-name="P11"/>
      <text:p text:style-name="P9"><text:span text:style-name="T7">document</text:span>.<text:span text:style-name="T4">addEventListener</text:span>(<text:span text:style-name="T9">'DOMContentLoaded'</text:span>, () <text:span text:style-name="T3">=&gt;</text:span> {</text:p>
      <text:p text:style-name="P9"><text:span text:style-name="T3">const</text:span> <text:span text:style-name="T5">contactCard</text:span> <text:span text:style-name="T6">=</text:span> <text:span text:style-name="T7">document</text:span>.<text:span text:style-name="T4">getElementById</text:span>(<text:span text:style-name="T9">'contact'</text:span>);</text:p>
      <text:p text:style-name="P9"><text:span text:style-name="T1">if</text:span> (<text:span text:style-name="T5">contactCard</text:span>) {</text:p>
      <text:p text:style-name="P9"><text:span text:style-name="T5">contactCard</text:span>.<text:span text:style-name="T4">addEventListener</text:span>(<text:span text:style-name="T9">'click'</text:span>, () <text:span text:style-name="T3">=&gt;</text:span> {</text:p>
      <text:p text:style-name="P9"><text:span text:style-name="T4">clearCardContent</text:span>();</text:p>
      <text:p text:style-name="P9"><text:soft-page-break/><text:span text:style-name="T7">console</text:span>.<text:span text:style-name="T4">log</text:span>(<text:span text:style-name="T9">'Contenido de las cartas borrado desde Contact'</text:span>);</text:p>
      <text:p text:style-name="P9">});</text:p>
      <text:p text:style-name="P9">}</text:p>
      <text:p text:style-name="P9">});</text:p>
      <text:p text:style-name="P5"><text:span text:style-name="Source_20_Text"><text:span text:style-name="T18"/></text:span></text:p>
      <text:p text:style-name="P15">Lo primero que hacemos es importar la función. Es importante usar rutas relativas.<text:line-break/>Luego agregamos un escucha de eventos al documento, mediante DOMContentLoaded, para ejecutar el código cuando el DOM esté completamente cargado.<text:line-break/>Asignamos a la constante contactCard el elemento con el ID contact.<text:line-break/>Si existe, al hacer clic en él, llamamos a la función clearCardContent() que explicamos antes.<text:line-break/>Debajo, hay otro console.log para asegurarnos de que se ha ejecutado correctamente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doni 72 Oldstyle" svg:font-family="'Bodoni 72 Oldstyl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Menlo1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09:25:40.603425762</meta:creation-date>
    <dc:date>2025-05-17T10:31:07.361877321</dc:date>
    <meta:editing-duration>PT35S</meta:editing-duration>
    <meta:editing-cycles>1</meta:editing-cycles>
    <meta:document-statistic meta:table-count="0" meta:image-count="0" meta:object-count="0" meta:page-count="2" meta:paragraph-count="27" meta:word-count="359" meta:character-count="2501" meta:non-whitespace-character-count="2169"/>
    <meta:generator>LibreOffice/7.5.4.2$MacOSX_AARCH64 LibreOffice_project/36ccfdc35048b057fd9854c757a8b67ec53977b6</meta:generator>
  </office:meta>
</office:document-meta>
</file>